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stroke="dash" draw:stroke-dash="Ultrafine_20_2_20_Dots_20_3_20_Dashes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justify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9.6cm" svg:height="9.6cm" svg:x="1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0.8cm" svg:x="10.4cm" svg:y="1.6cm">
          <text:p text:style-name="P1"><text:span text:style-name="T1">Audio</text:span><text:span text:style-name="T2"> Sign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cm" svg:height="0.8cm" svg:x="10.4cm" svg:y="3.6cm">
          <text:p text:style-name="P1"><text:span text:style-name="T2">STF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2cm" svg:height="1.8cm" svg:x="4.8cm" svg:y="5.6cm">
          <text:p text:style-name="P3"><text:span text:style-name="T3">Mel Spectrogram</text:span></text:p>
          <text:p text:style-name="P3"><text:span text:style-name="T4">(Mel spaced bins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9cm" svg:x="4.7cm" svg:y="8.3cm">
          <text:p text:style-name="P5"><text:span text:style-name="T5">Window Function:</text:span></text:p>
          <text:p text:style-name="P5"><text:span text:style-name="T6">Discrete Cosine</text:span></text:p>
          <text:p text:style-name="P5"><text:span text:style-name="T6"><text:s/></text:span><text:span text:style-name="T6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.2cm" svg:height="1.9cm" svg:x="10.5cm" svg:y="8.3cm">
          <text:p text:style-name="P5"><text:span text:style-name="T5">Window Function:</text:span></text:p>
          <text:p text:style-name="P6"><text:span text:style-name="T6">Tonal Centroid</text:span></text:p>
          <text:p text:style-name="P6"><text:span text:style-name="T6">Proj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9cm" svg:x="16.4cm" svg:y="8.3cm">
          <text:p text:style-name="P5"><text:span text:style-name="T5">Window Function:</text:span></text:p>
          <text:p text:style-name="P6"><text:span text:style-name="T6">Time-lag</text:span></text:p>
          <text:p text:style-name="P6"><text:span text:style-name="T6">Autocor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1cm" svg:x="4.7cm" svg:y="11.7cm">
          <text:p text:style-name="P6"><text:span text:style-name="T5">MFCC &amp; derivative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1cm" svg:x="10.6cm" svg:y="11.7cm">
          <text:p text:style-name="P6"><text:span text:style-name="T5">Tonnetz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1cm" svg:x="16.5cm" svg:y="11.7cm">
          <text:p text:style-name="P6"><text:span text:style-name="T5">Novelty curve /</text:span></text:p>
          <text:p text:style-name="P6"><text:span text:style-name="T5">Beats centroid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3cm" svg:x="16.5cm" svg:y="14.3cm">
          <text:p text:style-name="P6"><text:span text:style-name="T5">Applications:</text:span></text:p>
          <text:p text:style-name="P6"><text:span text:style-name="T6">Tempo estimation</text:span></text:p>
          <text:p text:style-name="P6"><text:span text:style-name="T6">Onset det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3cm" svg:x="10.6cm" svg:y="14.3cm">
          <text:p text:style-name="P6"><text:span text:style-name="T5">Applications:</text:span></text:p>
          <text:p text:style-name="P6"><text:span text:style-name="T6">Chord recognigition</text:span></text:p>
          <text:p text:style-name="P6"><text:span text:style-name="T6">Music alignment / Mix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2cm" svg:height="1.3cm" svg:x="4.7cm" svg:y="14.3cm">
          <text:p text:style-name="P6"><text:span text:style-name="T5">Applications:</text:span></text:p>
          <text:p text:style-name="P6"><text:span text:style-name="T6">Genre,</text:span></text:p>
          <text:p text:style-name="P6"><text:span text:style-name="T6">Mood recognig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3cm" svg:height="1.8cm" svg:x="10.4cm" svg:y="5.6cm">
          <text:p text:style-name="P3"><text:span text:style-name="T3">chromagram</text:span></text:p>
          <text:p text:style-name="P3"><text:span text:style-name="T4">(Octave equivalent bin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3cm" svg:height="1.8cm" svg:x="16.4cm" svg:y="5.6cm">
          <text:p text:style-name="P3"><text:span text:style-name="T3">Tempogram</text:span></text:p>
          <text:p text:style-name="P3"><text:span text:style-name="T4">(Temporal differentiation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2.4cm" svg:x2="12.4cm" svg:y2="3.6cm">
          <text:p/>
        </draw:line>
        <draw:connector draw:style-name="gr3" draw:text-style-name="P1" draw:layer="layout" svg:x1="12.5cm" svg:y1="4.4cm" svg:x2="6.9cm" svg:y2="5.6cm" draw:start-shape="id1" draw:start-glue-point="2" draw:end-shape="id2" svg:d="M12500 4400v600h-5600v600" svg:viewBox="0 0 5601 1201">
          <text:p/>
        </draw:connector>
        <draw:connector draw:style-name="gr3" draw:text-style-name="P1" draw:layer="layout" svg:x1="12.5cm" svg:y1="4.4cm" svg:x2="12.55cm" svg:y2="5.6cm" draw:start-shape="id1" draw:start-glue-point="2" draw:end-shape="id3" svg:d="M12500 4400v600h50v600" svg:viewBox="0 0 51 1201">
          <text:p/>
        </draw:connector>
        <draw:connector draw:style-name="gr3" draw:text-style-name="P1" draw:layer="layout" svg:x1="12.5cm" svg:y1="4.4cm" svg:x2="18.55cm" svg:y2="5.6cm" draw:start-shape="id1" draw:start-glue-point="2" draw:end-shape="id4" svg:d="M12500 4400v600h6050v600" svg:viewBox="0 0 6051 1201">
          <text:p/>
        </draw:connector>
        <draw:line draw:style-name="gr3" draw:text-style-name="P1" draw:layer="layout" svg:x1="7cm" svg:y1="7.4cm" svg:x2="7cm" svg:y2="8.3cm">
          <text:p/>
        </draw:line>
        <draw:line draw:style-name="gr3" draw:text-style-name="P1" draw:layer="layout" svg:x1="12.6cm" svg:y1="7.4cm" svg:x2="12.6cm" svg:y2="8.3cm">
          <text:p/>
        </draw:line>
        <draw:line draw:style-name="gr3" draw:text-style-name="P1" draw:layer="layout" svg:x1="18.6cm" svg:y1="7.4cm" svg:x2="18.6cm" svg:y2="8.3cm">
          <text:p/>
        </draw:line>
        <draw:line draw:style-name="gr3" draw:text-style-name="P1" draw:layer="layout" svg:x1="6.8cm" svg:y1="10.2cm" svg:x2="6.8cm" svg:y2="11.7cm">
          <text:p/>
        </draw:line>
        <draw:line draw:style-name="gr3" draw:text-style-name="P1" draw:layer="layout" svg:x1="12.6cm" svg:y1="10.2cm" svg:x2="12.6cm" svg:y2="11.7cm">
          <text:p/>
        </draw:line>
        <draw:line draw:style-name="gr3" draw:text-style-name="P1" draw:layer="layout" svg:x1="18.4cm" svg:y1="10.2cm" svg:x2="18.4cm" svg:y2="11.7cm">
          <text:p/>
        </draw:line>
        <draw:line draw:style-name="gr3" draw:text-style-name="P1" draw:layer="layout" svg:x1="6.8cm" svg:y1="13cm" svg:x2="6.8cm" svg:y2="14.3cm">
          <text:p/>
        </draw:line>
        <draw:line draw:style-name="gr3" draw:text-style-name="P1" draw:layer="layout" svg:x1="12.8cm" svg:y1="13cm" svg:x2="12.8cm" svg:y2="14.3cm">
          <text:p/>
        </draw:line>
        <draw:line draw:style-name="gr3" draw:text-style-name="P1" draw:layer="layout" svg:x1="18.6cm" svg:y1="13cm" svg:x2="18.6cm" svg:y2="14.3cm">
          <text:p/>
        </draw:line>
        <draw:custom-shape draw:style-name="gr2" draw:text-style-name="P2" draw:layer="layout" svg:width="4.2cm" svg:height="0.8cm" svg:x="22.6cm" svg:y="1.6cm">
          <text:p text:style-name="P1"><text:span text:style-name="T2">Audio Sign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9.6cm" svg:x="22.6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6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8cm" svg:height="1.2cm" svg:x="24.2cm" svg:y="5.2cm">
          <text:p text:style-name="P8"><text:span text:style-name="T7">L(W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5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8cm" svg:height="1.2cm" svg:x="24.3cm" svg:y="10.8cm">
          <text:p text:style-name="P8"><text:span text:style-name="T7">L(W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4.8cm" svg:y1="6.4cm" svg:x2="24.8cm" svg:y2="10.2cm">
          <text:p/>
        </draw:line>
        <draw:frame draw:style-name="gr8" draw:text-style-name="P9" draw:layer="layout" svg:width="2.6cm" svg:height="2.639cm" svg:x="22.6cm" svg:y="6.8cm">
          <draw:text-box>
            <text:p text:style-name="P9"><text:span text:style-name="T8">Hierarchical</text:span></text:p>
            <text:p text:style-name="P9"><text:span text:style-name="T5">Convolution</text:span></text:p>
            <text:p text:style-name="P9"><text:span text:style-name="T5">With </text:span></text:p>
            <text:p text:style-name="P9"><text:span text:style-name="T5">Learnable</text:span></text:p>
            <text:p text:style-name="P9"><text:span text:style-name="T5">Filters</text:span></text:p>
            <text:p text:style-name="P9"><text:span text:style-name="T5">L(W)</text:span></text:p>
          </draw:text-box>
        </draw:frame>
        <draw:custom-shape draw:style-name="gr2" draw:text-style-name="P7" draw:layer="layout" svg:width="4.2cm" svg:height="1.3cm" svg:x="22.7cm" svg:y="14.3cm">
          <text:p text:style-name="P6"><text:span text:style-name="T5">Application specific </text:span></text:p>
          <text:p text:style-name="P6"><text:span text:style-name="T5">train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8cm" svg:y1="13cm" svg:x2="24.8cm" svg:y2="14.4cm">
          <text:p/>
        </draw:line>
        <draw:line draw:style-name="gr3" draw:text-style-name="P1" draw:layer="layout" svg:x1="24.8cm" svg:y1="2.4cm" svg:x2="24.8cm" svg:y2="3.4cm">
          <text:p/>
        </draw:line>
        <draw:frame draw:style-name="gr8" draw:text-style-name="P10" draw:layer="layout" svg:width="2.6cm" svg:height="1.843cm" svg:x="1.6cm" svg:y="7cm">
          <draw:text-box>
            <text:p text:style-name="P10"><text:span text:style-name="T5">Application</text:span></text:p>
            <text:p text:style-name="P10"><text:span text:style-name="T5">Specific Feature</text:span></text:p>
            <text:p text:style-name="P10"><text:span text:style-name="T5">Design</text:span></text:p>
          </draw:text-box>
        </draw:frame>
        <draw:line draw:style-name="gr9" draw:text-style-name="P1" draw:layer="layout" svg:x1="21.2cm" svg:y1="8.6cm" svg:x2="22.6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1" draw:layer="layout" svg:width="5cm" svg:height="1cm" svg:x="1.8cm" svg:y="2cm">
          <text:p text:style-name="P11"><text:span text:style-name="T9">Audio Signa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cm" svg:height="1cm" svg:x="10.7cm" svg:y="2.1cm">
          <text:p text:style-name="P11"><text:span text:style-name="T9">Audio Sign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2:37:15.169487647</meta:creation-date>
    <dc:date>2017-03-28T19:40:44.886401702</dc:date>
    <meta:editing-duration>PT6H16M27S</meta:editing-duration>
    <meta:editing-cycles>2</meta:editing-cycles>
    <meta:generator>LibreOffice/4.2.8.2$Linux_X86_64 LibreOffice_project/420m0$Build-2</meta:generator>
    <meta:document-statistic meta:object-count="70"/>
  </office:meta>
</office:document-meta>
</file>